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6aa29b"/>
    </style:style>
    <style:style style:name="P2" style:family="paragraph" style:parent-style-name="Text_20_body">
      <style:text-properties officeooo:paragraph-rsid="008135eb"/>
    </style:style>
    <style:style style:name="P3" style:family="paragraph" style:parent-style-name="Standard">
      <style:text-properties fo:color="#cccccc" loext:opacity="100%" style:font-name="Cascadia Mono" fo:font-size="12pt" fo:background-color="#0c0c0c" style:font-size-asian="12pt"/>
    </style:style>
    <style:style style:name="P4" style:family="paragraph" style:parent-style-name="Standard">
      <style:text-properties officeooo:paragraph-rsid="0068d35c"/>
    </style:style>
    <style:style style:name="P5" style:family="paragraph" style:parent-style-name="Standard">
      <style:text-properties officeooo:paragraph-rsid="006c72ad"/>
    </style:style>
    <style:style style:name="P6" style:family="paragraph" style:parent-style-name="Standard">
      <style:text-properties officeooo:paragraph-rsid="007a5982"/>
    </style:style>
    <style:style style:name="P7" style:family="paragraph" style:parent-style-name="Standard">
      <style:text-properties officeooo:paragraph-rsid="007b50a4"/>
    </style:style>
    <style:style style:name="P8" style:family="paragraph" style:parent-style-name="Standard">
      <style:text-properties officeooo:paragraph-rsid="007d1eff"/>
    </style:style>
    <style:style style:name="T1" style:family="text">
      <style:text-properties fo:font-size="16pt" style:text-underline-style="solid" style:text-underline-width="auto" style:text-underline-color="font-color" fo:font-weight="normal" officeooo:rsid="006aa29b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solid" style:text-underline-width="auto" style:text-underline-color="font-color" fo:font-weight="normal" officeooo:rsid="0078a069" style:font-size-asian="16pt" style:font-weight-asian="normal" style:font-size-complex="16pt" style:font-weight-complex="normal"/>
    </style:style>
    <style:style style:name="T3" style:family="text">
      <style:text-properties fo:color="#cccccc" loext:opacity="100%" fo:font-family="'Cascadia Mono'" style:font-family-generic="modern" style:font-pitch="fixed" fo:font-size="12pt" fo:background-color="#0c0c0c" loext:char-shading-value="0" style:font-size-asian="12pt"/>
    </style:style>
    <style:style style:name="T4" style:family="text">
      <style:text-properties fo:color="#cccccc" loext:opacity="100%" style:font-name="Cascadia Mono" fo:font-size="12pt" fo:background-color="#0c0c0c" loext:char-shading-value="0" style:font-size-asian="12pt"/>
    </style:style>
    <style:style style:name="T5" style:family="text">
      <style:text-properties fo:color="#f9f1a5" loext:opacity="100%" style:font-name="Cascadia Mono" fo:font-size="12pt" fo:background-color="#0c0c0c" loext:char-shading-value="0" style:font-size-asian="12pt"/>
    </style:style>
    <style:style style:name="T6" style:family="text">
      <style:text-properties fo:color="#3a96dd" loext:opacity="100%" style:font-name="Cascadia Mono" fo:font-size="12pt" fo:background-color="#0c0c0c" loext:char-shading-value="0" style:font-size-asian="12pt"/>
    </style:style>
    <style:style style:name="T7" style:family="text">
      <style:text-properties style:font-name="Cascadia Mono" fo:font-size="12pt" fo:background-color="#0c0c0c" loext:char-shading-value="0" style:font-size-asian="12pt"/>
    </style:style>
    <style:style style:name="T8" style:family="text">
      <style:text-properties fo:color="#cccccc" loext:opacity="100%" fo:font-size="12pt" fo:background-color="#0c0c0c" loext:char-shading-value="0" style:font-size-asian="12pt"/>
    </style:style>
    <style:style style:name="T9" style:family="text">
      <style:text-properties fo:color="#f9f1a5" loext:opacity="100%" fo:font-family="'Cascadia Mono'" style:font-family-generic="modern" style:font-pitch="fixed" fo:font-size="12pt" fo:background-color="#0c0c0c" loext:char-shading-value="0" style:font-size-asian="12pt"/>
    </style:style>
    <style:style style:name="T10" style:family="text">
      <style:text-properties fo:color="#767676" loext:opacity="100%" style:font-name="Cascadia Mono" fo:font-size="12pt" fo:background-color="#0c0c0c" loext:char-shading-value="0" style:font-size-asian="12pt"/>
    </style:style>
    <style:style style:name="T11" style:family="text">
      <style:text-properties officeooo:rsid="006c72ad"/>
    </style:style>
    <style:style style:name="T12" style:family="text">
      <style:text-properties officeooo:rsid="00723165"/>
    </style:style>
    <style:style style:name="T13" style:family="text">
      <style:text-properties style:text-underline-style="solid" style:text-underline-width="auto" style:text-underline-color="font-color" officeooo:rsid="007b50a4"/>
    </style:style>
    <style:style style:name="T14" style:family="text">
      <style:text-properties fo:color="#13a10e" loext:opacity="100%" style:font-name="Cascadia Mono" fo:font-size="12pt" fo:background-color="#0c0c0c" loext:char-shading-value="0" style:font-size-asian="12pt"/>
    </style:style>
    <style:style style:name="T15" style:family="text">
      <style:text-properties fo:color="#c19c00" loext:opacity="100%" style:font-name="Cascadia Mono" fo:font-size="12pt" fo:background-color="#0c0c0c" loext:char-shading-value="0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/></text:p>
      <text:p text:style-name="P1"><text:span text:style-name="Source_20_Text"><text:span text:style-name="T1">Description de l’architecture</text:span></text:span></text:p>
      <text:p text:style-name="Standard"><text:span text:style-name="Source_20_Text"/></text:p>
      <text:p text:style-name="P2"><text:span text:style-name="Source_20_Text">L'architecture est réalisée pour le traitement Batch. </text:span></text:p>
      <text:p text:style-name="P2"><text:span text:style-name="Source_20_Text">Les données brutes stockées dans HDFS sont transformées par Spark <text:s/>et exploitables directement dans MongoDB.</text:span></text:p>
      <text:p text:style-name="P1"><text:span text:style-name="Source_20_Text"><text:span text:style-name="T1"/></text:span></text:p>
      <text:p text:style-name="P1"><text:span text:style-name="Source_20_Text"><text:span text:style-name="T1">Commande a faire </text:span></text:span><text:span text:style-name="Source_20_Text"><text:span text:style-name="T2">dans le terminal</text:span></text:span><text:span text:style-name="Source_20_Text"><text:span text:style-name="T1"> :</text:span></text:span></text:p>
      <text:p text:style-name="Text_20_body"><text:span text:style-name="Source_20_Text"/></text:p>
      <text:p text:style-name="Standard"><text:span text:style-name="Source_20_Text"><text:span text:style-name="T3">PS C:</text:span></text:span><text:span text:style-name="T4">\Users\Etudiant&gt; </text:span><text:span text:style-name="T5">cd</text:span><text:span text:style-name="T4"> </text:span><text:span text:style-name="T6">"C:\Users\Etudiant\Desktop\Cours\donnée massives\dm à rendre\dossier_analyse_de_logv2"</text:span><text:span text:style-name="T7"><text:line-break/></text:span><text:span text:style-name="T4">PS C:\Users\Etudiant\Desktop\Cours\donnée massives\dm à rendre\dossier_analyse_de_logv2&gt;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docker build -t mon-image-tp-globale . 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docker compose up -d 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docker exec -it namenode hdfs dfsadmin -report </text:span></text:span></text:p>
      <text:p text:style-name="Standard"><text:span text:style-name="Source_20_Text"><text:span text:style-name="T8"/></text:span></text:p>
      <text:p text:style-name="Text_20_body"><text:span text:style-name="Source_20_Text">Envoyer le fichier de log dans HDFS </text:span></text:p>
      <text:p text:style-name="Standard"><text:span text:style-name="Source_20_Text"><text:span text:style-name="T8">docker exec -it namenode hdfs dfs -put -f /data/web_server.log /web_server.log </text:span></text:span></text:p>
      <text:p text:style-name="Standard"><text:span text:style-name="Source_20_Text"><text:span text:style-name="T8"/></text:span></text:p>
      <text:p text:style-name="Text_20_body"><text:span text:style-name="Source_20_Text">Vérifier la présence du fichier </text:span></text:p>
      <text:p text:style-name="Standard"><text:span text:style-name="Source_20_Text"><text:span text:style-name="T9">docker</text:span></text:span><text:span text:style-name="T4"> exec </text:span><text:span text:style-name="T10">-it</text:span><text:span text:style-name="T4"> namenode hdfs dfs </text:span><text:span text:style-name="T10">-ls</text:span><text:span text:style-name="T4"> </text:span><text:span text:style-name="T10">-h</text:span><text:span text:style-name="T4"> /</text:span></text:p>
      <text:p text:style-name="P3"/>
      <text:p text:style-name="P4"><text:span text:style-name="Source_20_Text">Étape de Traitement (Lancement de Spark) </text:span></text:p>
      <text:p text:style-name="P4"><text:span text:style-name="Source_20_Text"><text:span text:style-name="T9">docker</text:span></text:span><text:span text:style-name="Source_20_Text"><text:span text:style-name="T4"> exec </text:span></text:span><text:span text:style-name="Source_20_Text"><text:span text:style-name="T10">-it</text:span></text:span><text:span text:style-name="Source_20_Text"><text:span text:style-name="T4"> spark-master spark-submit </text:span></text:span><text:span text:style-name="Source_20_Text"><text:span text:style-name="T10">--master</text:span></text:span><text:span text:style-name="Source_20_Text"><text:span text:style-name="T4"> spark://spark-master:7077 </text:span></text:span><text:span text:style-name="Source_20_Text"><text:span text:style-name="T10">--packages</text:span></text:span><text:span text:style-name="Source_20_Text"><text:span text:style-name="T4"> org.mongodb.spark:mongo-spark-connector_2.12:3.0.1 /opt/spark-apps/analyse_log.py</text:span></text:span></text:p>
      <text:p text:style-name="P4"><text:span text:style-name="Source_20_Text"><text:span text:style-name="T4"/></text:span></text:p>
      <text:p text:style-name="P4"><text:span text:style-name="Source_20_Text">Entrer dans le conteneur MongoDB </text:span></text:p>
      <text:p text:style-name="P4"><text:span text:style-name="Source_20_Text"/></text:p>
      <text:p text:style-name="P4"><text:span text:style-name="Source_20_Text"><text:span text:style-name="T9">docker</text:span></text:span><text:span text:style-name="T4"> exec </text:span><text:span text:style-name="T10">-it</text:span><text:span text:style-name="T4"> mongodb mongosh</text:span><text:span text:style-name="Source_20_Text"> <text:s/></text:span></text:p>
      <text:p text:style-name="P4"><text:span text:style-name="Source_20_Text"/></text:p>
      <text:p text:style-name="P5"><text:span text:style-name="Source_20_Text"><text:span text:style-name="T11">Sélectionner la base de données</text:span></text:span></text:p>
      <text:p text:style-name="P4"><text:span text:style-name="Source_20_Text"/></text:p>
      <text:p text:style-name="P4"><text:span text:style-name="Source_20_Text"><text:span text:style-name="T3">use db_logs</text:span></text:span></text:p>
      <text:p text:style-name="P4"><text:span text:style-name="Source_20_Text"><text:span text:style-name="T3"/></text:span></text:p>
      <text:p text:style-name="P5"><text:span text:style-name="Source_20_Text"><text:span text:style-name="T11">Voir les collections existant</text:span></text:span></text:p>
      <text:p text:style-name="P4"><text:span text:style-name="Source_20_Text"><text:span text:style-name="T3"/></text:span></text:p>
      <text:p text:style-name="P4"><text:span text:style-name="Source_20_Text"><text:span text:style-name="T3">show collections </text:span></text:span></text:p>
      <text:p text:style-name="P4"><text:span text:style-name="Source_20_Text"><text:span text:style-name="T3"/></text:span></text:p>
      <text:p text:style-name="P5"><text:soft-page-break/><text:span text:style-name="Source_20_Text"><text:span text:style-name="T11">Voir le Top des Visiteurs </text:span></text:span><text:span text:style-name="Source_20_Text"><text:span text:style-name="T12">les plus actifs</text:span></text:span><text:span text:style-name="Source_20_Text"><text:span text:style-name="T11"> (IP) </text:span></text:span></text:p>
      <text:p text:style-name="P4"><text:span text:style-name="Source_20_Text"><text:span text:style-name="T3"/></text:span></text:p>
      <text:p text:style-name="P4"><text:span text:style-name="Source_20_Text"><text:span text:style-name="T3">db.top_ips.find().sort({count: -1}).limit(5).pretty() </text:span></text:span></text:p>
      <text:p text:style-name="P4"><text:span text:style-name="Source_20_Text"><text:span text:style-name="T3"/></text:span></text:p>
      <text:p text:style-name="P5"><text:span text:style-name="Source_20_Text"><text:span text:style-name="T11">Voir le Top </text:span></text:span><text:span text:style-name="Source_20_Text"><text:span text:style-name="T12">5 des produits les plus consultés</text:span></text:span><text:span text:style-name="Source_20_Text"><text:span text:style-name="T11"> (Produits) </text:span></text:span></text:p>
      <text:p text:style-name="P4"><text:span text:style-name="Source_20_Text"><text:span text:style-name="T3"/></text:span></text:p>
      <text:p text:style-name="P4"><text:span text:style-name="Source_20_Text"><text:span text:style-name="T3">db.top_produits.find().sort({count: -1}).limit(5).pretty() 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5"><text:span text:style-name="Source_20_Text"><text:span text:style-name="T11">Temps de réponse moyen par catégorie (La plus importante) </text:span></text:span></text:p>
      <text:p text:style-name="P5"><text:span text:style-name="Source_20_Text"/></text:p>
      <text:p text:style-name="P4"><text:span text:style-name="Source_20_Text"><text:span text:style-name="T3">db.stats_cat.find().pretty() 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7"><text:span text:style-name="Source_20_Text"><text:span text:style-name="T13">Résultats obtenus :</text:span></text:span></text:p>
      <text:p text:style-name="P7"><text:span text:style-name="Source_20_Text"/></text:p>
      <text:p text:style-name="P7"><text:span text:style-name="Source_20_Text"><text:span text:style-name="T11">Voir le Top des Visiteurs </text:span></text:span><text:span text:style-name="Source_20_Text"><text:span text:style-name="T12">les plus actifs</text:span></text:span><text:span text:style-name="Source_20_Text"><text:span text:style-name="T11"> (IP) :</text:span></text:span></text:p>
      <text:p text:style-name="P7"><text:span text:style-name="Source_20_Text"><text:span text:style-name="T3">db.top_ips.find().sort({count: -1}).limit(5).pretty() </text:span></text:span></text:p>
      <text:p text:style-name="P7"><text:span text:style-name="Source_20_Text"><text:span text:style-name="T3"/></text:span></text:p>
      <text:p text:style-name="P7"><text:span text:style-name="Source_20_Text"><text:span text:style-name="T3">[</text:span>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b'</text:span><text:span text:style-name="T4">),</text:span><text:span text:style-name="T7"><text:line-break/></text:span><text:span text:style-name="T4"> <text:s text:c="3"/>url: </text:span><text:span text:style-name="T14">'/products/foundation?id=4'</text:span><text:span text:style-name="T4">,</text:span><text:span text:style-name="T7"><text:line-break/></text:span><text:span text:style-name="T4"> <text:s text:c="3"/>count: Long(</text:span><text:span text:style-name="T14">'34394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c'</text:span><text:span text:style-name="T4">),</text:span><text:span text:style-name="T7"><text:line-break/></text:span><text:span text:style-name="T4"> <text:s text:c="3"/>url: </text:span><text:span text:style-name="T14">'/products/skincare/sunscreen?id=10'</text:span><text:span text:style-name="T4">,</text:span><text:span text:style-name="T7"><text:line-break/></text:span><text:span text:style-name="T4"> <text:s text:c="3"/>count: Long(</text:span><text:span text:style-name="T14">'34389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d'</text:span><text:span text:style-name="T4">),</text:span><text:span text:style-name="T7"><text:line-break/></text:span><text:span text:style-name="T4"> <text:s text:c="3"/>url: </text:span><text:span text:style-name="T14">'/products/skincare/sunscreen?id=6'</text:span><text:span text:style-name="T4">,</text:span><text:span text:style-name="T7"><text:line-break/></text:span><text:span text:style-name="T4"> <text:s text:c="3"/>count: Long(</text:span><text:span text:style-name="T14">'34360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e'</text:span><text:span text:style-name="T4">),</text:span><text:span text:style-name="T7"><text:line-break/></text:span><text:span text:style-name="T4"> <text:s text:c="3"/>url: </text:span><text:span text:style-name="T14">'/products/hair/conditioner?id=9'</text:span><text:span text:style-name="T4">,</text:span><text:span text:style-name="T7"><text:line-break/></text:span><text:span text:style-name="T4"> <text:s text:c="3"/>count: Long(</text:span><text:span text:style-name="T14">'34355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f'</text:span><text:span text:style-name="T4">),</text:span><text:span text:style-name="T7"><text:line-break/></text:span><text:span text:style-name="T4"> <text:s text:c="3"/>url: </text:span><text:span text:style-name="T14">'/products/mascara?id=10'</text:span><text:span text:style-name="T4">,</text:span><text:span text:style-name="T7"><text:line-break/></text:span><text:span text:style-name="T4"> <text:s text:c="3"/>count: Long(</text:span><text:span text:style-name="T14">'34318'</text:span><text:span text:style-name="T4">)</text:span><text:span text:style-name="T7"><text:line-break/></text:span><text:span text:style-name="T4"> <text:s/>}</text:span><text:span text:style-name="T7"><text:line-break/></text:span><text:span text:style-name="T4">]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oft-page-break/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11">Voir le Top </text:span></text:span><text:span text:style-name="Source_20_Text"><text:span text:style-name="T12">5 des produits les plus consultés</text:span></text:span><text:span text:style-name="Source_20_Text"><text:span text:style-name="T11"> (Produits) </text:span></text:span></text:p>
      <text:p text:style-name="P7"><text:span text:style-name="Source_20_Text"><text:span text:style-name="T3">db.top_produits.find().sort({count: -1}).limit(5).pretty() </text:span></text:span></text:p>
      <text:p text:style-name="P7"><text:span text:style-name="Source_20_Text"><text:span text:style-name="T3"/></text:span></text:p>
      <text:p text:style-name="P7"><text:span text:style-name="Source_20_Text"><text:span text:style-name="T3">[</text:span>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b'</text:span><text:span text:style-name="T4">),</text:span><text:span text:style-name="T7"><text:line-break/></text:span><text:span text:style-name="T4"> <text:s text:c="3"/>url: </text:span><text:span text:style-name="T14">'/products/foundation?id=4'</text:span><text:span text:style-name="T4">,</text:span><text:span text:style-name="T7"><text:line-break/></text:span><text:span text:style-name="T4"> <text:s text:c="3"/>count: Long(</text:span><text:span text:style-name="T14">'34394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c'</text:span><text:span text:style-name="T4">),</text:span><text:span text:style-name="T7"><text:line-break/></text:span><text:span text:style-name="T4"> <text:s text:c="3"/>url: </text:span><text:span text:style-name="T14">'/products/skincare/sunscreen?id=10'</text:span><text:span text:style-name="T4">,</text:span><text:span text:style-name="T7"><text:line-break/></text:span><text:span text:style-name="T4"> <text:s text:c="3"/>count: Long(</text:span><text:span text:style-name="T14">'34389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d'</text:span><text:span text:style-name="T4">),</text:span><text:span text:style-name="T7"><text:line-break/></text:span><text:span text:style-name="T4"> <text:s text:c="3"/>url: </text:span><text:span text:style-name="T14">'/products/skincare/sunscreen?id=6'</text:span><text:span text:style-name="T4">,</text:span><text:span text:style-name="T7"><text:line-break/></text:span><text:span text:style-name="T4"> <text:s text:c="3"/>count: Long(</text:span><text:span text:style-name="T14">'34360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e'</text:span><text:span text:style-name="T4">),</text:span><text:span text:style-name="T7"><text:line-break/></text:span><text:span text:style-name="T4"> <text:s text:c="3"/>url: </text:span><text:span text:style-name="T14">'/products/hair/conditioner?id=9'</text:span><text:span text:style-name="T4">,</text:span><text:span text:style-name="T7"><text:line-break/></text:span><text:span text:style-name="T4"> <text:s text:c="3"/>count: Long(</text:span><text:span text:style-name="T14">'34355'</text:span><text:span text:style-name="T4">)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0c24aaf538d101b2f'</text:span><text:span text:style-name="T4">),</text:span><text:span text:style-name="T7"><text:line-break/></text:span><text:span text:style-name="T4"> <text:s text:c="3"/>url: </text:span><text:span text:style-name="T14">'/products/mascara?id=10'</text:span><text:span text:style-name="T4">,</text:span><text:span text:style-name="T7"><text:line-break/></text:span><text:span text:style-name="T4"> <text:s text:c="3"/>count: Long(</text:span><text:span text:style-name="T14">'34318'</text:span><text:span text:style-name="T4">)</text:span><text:span text:style-name="T7"><text:line-break/></text:span><text:span text:style-name="T4"> <text:s/>}</text:span><text:span text:style-name="T7"><text:line-break/></text:span><text:span text:style-name="T4">]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pan text:style-name="Source_20_Text"><text:span text:style-name="T3"/></text:span></text:p>
      <text:p text:style-name="P7"><text:soft-page-break/><text:span text:style-name="Source_20_Text"><text:span text:style-name="T3"/></text:span></text:p>
      <text:p text:style-name="P7"><text:span text:style-name="Source_20_Text"><text:span text:style-name="T3"/></text:span></text:p>
      <text:p text:style-name="P8"><text:span text:style-name="Source_20_Text"><text:span text:style-name="T11">Temps de réponse moyen par catégorie (La plus importante) </text:span></text:span></text:p>
      <text:p text:style-name="P8"><text:span text:style-name="Source_20_Text"><text:span text:style-name="T3">db.stats_cat.find().pretty() </text:span></text:span></text:p>
      <text:p text:style-name="P8"><text:span text:style-name="Source_20_Text"><text:span text:style-name="T3"/></text:span></text:p>
      <text:p text:style-name="P8"><text:span text:style-name="Source_20_Text"><text:span text:style-name="T3">[</text:span>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5'</text:span><text:span text:style-name="T4">),</text:span><text:span text:style-name="T7"><text:line-break/></text:span><text:span text:style-name="T4"> <text:s text:c="3"/>categorie: </text:span><text:span text:style-name="T14">'foundation?id=8'</text:span><text:span text:style-name="T4">,</text:span><text:span text:style-name="T7"><text:line-break/></text:span><text:span text:style-name="T4"> <text:s text:c="3"/>moyenne: </text:span><text:span text:style-name="T15">7621.7984782994845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6'</text:span><text:span text:style-name="T4">),</text:span><text:span text:style-name="T7"><text:line-break/></text:span><text:span text:style-name="T4"> <text:s text:c="3"/>categorie: </text:span><text:span text:style-name="T14">'lipstick?id=8'</text:span><text:span text:style-name="T4">,</text:span><text:span text:style-name="T7"><text:line-break/></text:span><text:span text:style-name="T4"> <text:s text:c="3"/>moyenne: </text:span><text:span text:style-name="T15">7640.243240860468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7'</text:span><text:span text:style-name="T4">),</text:span><text:span text:style-name="T7"><text:line-break/></text:span><text:span text:style-name="T4"> <text:s text:c="3"/>categorie: </text:span><text:span text:style-name="T14">'foundation?id=1'</text:span><text:span text:style-name="T4">,</text:span><text:span text:style-name="T7"><text:line-break/></text:span><text:span text:style-name="T4"> <text:s text:c="3"/>moyenne: </text:span><text:span text:style-name="T15">7614.78128965619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8'</text:span><text:span text:style-name="T4">),</text:span><text:span text:style-name="T7"><text:line-break/></text:span><text:span text:style-name="T4"> <text:s text:c="3"/>categorie: </text:span><text:span text:style-name="T14">'mascara?id=1'</text:span><text:span text:style-name="T4">,</text:span><text:span text:style-name="T7"><text:line-break/></text:span><text:span text:style-name="T4"> <text:s text:c="3"/>moyenne: </text:span><text:span text:style-name="T15">7633.59347601476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9'</text:span><text:span text:style-name="T4">),</text:span><text:span text:style-name="T7"><text:line-break/></text:span><text:span text:style-name="T4"> <text:s text:c="3"/>categorie: </text:span><text:span text:style-name="T14">'eyeliner?id=5'</text:span><text:span text:style-name="T4">,</text:span><text:span text:style-name="T7"><text:line-break/></text:span><text:span text:style-name="T4"> <text:s text:c="3"/>moyenne: </text:span><text:span text:style-name="T15">7627.727576915105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a'</text:span><text:span text:style-name="T4">),</text:span><text:span text:style-name="T7"><text:line-break/></text:span><text:span text:style-name="T4"> <text:s text:c="3"/>categorie: </text:span><text:span text:style-name="T14">'mascara?id=7'</text:span><text:span text:style-name="T4">,</text:span><text:span text:style-name="T7"><text:line-break/></text:span><text:span text:style-name="T4"> <text:s text:c="3"/>moyenne: </text:span><text:span text:style-name="T15">7642.168946027469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b'</text:span><text:span text:style-name="T4">),</text:span><text:span text:style-name="T7"><text:line-break/></text:span><text:span text:style-name="T4"> <text:s text:c="3"/>categorie: </text:span><text:span text:style-name="T14">'lipstick?id=1'</text:span><text:span text:style-name="T4">,</text:span><text:span text:style-name="T7"><text:line-break/></text:span><text:span text:style-name="T4"> <text:s text:c="3"/>moyenne: </text:span><text:span text:style-name="T15">7608.093342036554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c'</text:span><text:span text:style-name="T4">),</text:span><text:span text:style-name="T7"><text:line-break/></text:span><text:span text:style-name="T4"> <text:s text:c="3"/>categorie: </text:span><text:span text:style-name="T14">'eyeliner?id=6'</text:span><text:span text:style-name="T4">,</text:span><text:span text:style-name="T7"><text:line-break/></text:span><text:span text:style-name="T4"> <text:s text:c="3"/>moyenne: </text:span><text:span text:style-name="T15">7662.342148469567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d'</text:span><text:span text:style-name="T4">),</text:span><text:span text:style-name="T7"><text:line-break/></text:span><text:span text:style-name="T4"> <text:s text:c="3"/>categorie: </text:span><text:span text:style-name="T14">'lipstick?id=10'</text:span><text:span text:style-name="T4">,</text:span><text:span text:style-name="T7"><text:line-break/></text:span><text:span text:style-name="T4"> <text:s text:c="3"/>moyenne: </text:span><text:span text:style-name="T15">7635.079226967357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oft-page-break/><text:span text:style-name="T4"> <text:s text:c="3"/>_id: ObjectId(</text:span><text:span text:style-name="T14">'69774303c24aaf538d101b3e'</text:span><text:span text:style-name="T4">),</text:span><text:span text:style-name="T7"><text:line-break/></text:span><text:span text:style-name="T4"> <text:s text:c="3"/>categorie: </text:span><text:span text:style-name="T14">'foundation?id=7'</text:span><text:span text:style-name="T4">,</text:span><text:span text:style-name="T7"><text:line-break/></text:span><text:span text:style-name="T4"> <text:s text:c="3"/>moyenne: </text:span><text:span text:style-name="T15">7612.512165841947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3f'</text:span><text:span text:style-name="T4">),</text:span><text:span text:style-name="T7"><text:line-break/></text:span><text:span text:style-name="T4"> <text:s text:c="3"/>categorie: </text:span><text:span text:style-name="T14">'foundation?id=9'</text:span><text:span text:style-name="T4">,</text:span><text:span text:style-name="T7"><text:line-break/></text:span><text:span text:style-name="T4"> <text:s text:c="3"/>moyenne: </text:span><text:span text:style-name="T15">7632.6500353857045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0'</text:span><text:span text:style-name="T4">),</text:span><text:span text:style-name="T7"><text:line-break/></text:span><text:span text:style-name="T4"> <text:s text:c="3"/>categorie: </text:span><text:span text:style-name="T14">'eyeliner?id=2'</text:span><text:span text:style-name="T4">,</text:span><text:span text:style-name="T7"><text:line-break/></text:span><text:span text:style-name="T4"> <text:s text:c="3"/>moyenne: </text:span><text:span text:style-name="T15">7602.745300361738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1'</text:span><text:span text:style-name="T4">),</text:span><text:span text:style-name="T7"><text:line-break/></text:span><text:span text:style-name="T4"> <text:s text:c="3"/>categorie: </text:span><text:span text:style-name="T14">'lipstick?id=6'</text:span><text:span text:style-name="T4">,</text:span><text:span text:style-name="T7"><text:line-break/></text:span><text:span text:style-name="T4"> <text:s text:c="3"/>moyenne: </text:span><text:span text:style-name="T15">7651.771401665636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2'</text:span><text:span text:style-name="T4">),</text:span><text:span text:style-name="T7"><text:line-break/></text:span><text:span text:style-name="T4"> <text:s text:c="3"/>categorie: </text:span><text:span text:style-name="T14">'foundation?id=2'</text:span><text:span text:style-name="T4">,</text:span><text:span text:style-name="T7"><text:line-break/></text:span><text:span text:style-name="T4"> <text:s text:c="3"/>moyenne: </text:span><text:span text:style-name="T15">7591.578714164148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3'</text:span><text:span text:style-name="T4">),</text:span><text:span text:style-name="T7"><text:line-break/></text:span><text:span text:style-name="T4"> <text:s text:c="3"/>categorie: </text:span><text:span text:style-name="T14">'mascara?id=6'</text:span><text:span text:style-name="T4">,</text:span><text:span text:style-name="T7"><text:line-break/></text:span><text:span text:style-name="T4"> <text:s text:c="3"/>moyenne: </text:span><text:span text:style-name="T15">7640.24986715475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4'</text:span><text:span text:style-name="T4">),</text:span><text:span text:style-name="T7"><text:line-break/></text:span><text:span text:style-name="T4"> <text:s text:c="3"/>categorie: </text:span><text:span text:style-name="T14">'hair'</text:span><text:span text:style-name="T4">,</text:span><text:span text:style-name="T7"><text:line-break/></text:span><text:span text:style-name="T4"> <text:s text:c="3"/>moyenne: </text:span><text:span text:style-name="T15">7626.400936912222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5'</text:span><text:span text:style-name="T4">),</text:span><text:span text:style-name="T7"><text:line-break/></text:span><text:span text:style-name="T4"> <text:s text:c="3"/>categorie: </text:span><text:span text:style-name="T14">'eyeliner?id=1'</text:span><text:span text:style-name="T4">,</text:span><text:span text:style-name="T7"><text:line-break/></text:span><text:span text:style-name="T4"> <text:s text:c="3"/>moyenne: </text:span><text:span text:style-name="T15">7643.6362940050085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6'</text:span><text:span text:style-name="T4">),</text:span><text:span text:style-name="T7"><text:line-break/></text:span><text:span text:style-name="T4"> <text:s text:c="3"/>categorie: </text:span><text:span text:style-name="T14">'foundation?id=6'</text:span><text:span text:style-name="T4">,</text:span><text:span text:style-name="T7"><text:line-break/></text:span><text:span text:style-name="T4"> <text:s text:c="3"/>moyenne: </text:span><text:span text:style-name="T15">7570.58829251039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7'</text:span><text:span text:style-name="T4">),</text:span><text:span text:style-name="T7"><text:line-break/></text:span><text:span text:style-name="T4"> <text:s text:c="3"/>categorie: </text:span><text:span text:style-name="T14">'eyeliner?id=3'</text:span><text:span text:style-name="T4">,</text:span><text:span text:style-name="T7"><text:line-break/></text:span><text:span text:style-name="T4"> <text:s text:c="3"/>moyenne: </text:span><text:span text:style-name="T15">7597.33052426151</text:span><text:span text:style-name="T7"><text:line-break/></text:span><text:span text:style-name="T4"> <text:s/>},</text:span><text:span text:style-name="T7"><text:line-break/></text:span><text:span text:style-name="T4"> <text:s/>{</text:span><text:span text:style-name="T7"><text:line-break/></text:span><text:span text:style-name="T4"> <text:s text:c="3"/>_id: ObjectId(</text:span><text:span text:style-name="T14">'69774303c24aaf538d101b48'</text:span><text:span text:style-name="T4">),</text:span><text:span text:style-name="T7"><text:line-break/></text:span><text:span text:style-name="T4"> <text:s text:c="3"/>categorie: </text:span><text:span text:style-name="T14">'foundation?id=4'</text:span><text:span text:style-name="T4">,</text:span><text:span text:style-name="T7"><text:line-break/></text:span><text:soft-page-break/><text:span text:style-name="T4"> <text:s text:c="3"/>moyenne: </text:span><text:span text:style-name="T15">7619.302407396639</text:span><text:span text:style-name="T7"><text:line-break/></text:span><text:span text:style-name="T4"> <text:s/>}</text:span><text:span text:style-name="T7"><text:line-break/></text:span><text:span text:style-name="T4">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20:54:45.232225900</meta:creation-date>
    <dc:date>2026-01-26T12:16:31.898807100</dc:date>
    <meta:editing-duration>P1DT1H46M29S</meta:editing-duration>
    <meta:editing-cycles>53</meta:editing-cycles>
    <meta:generator>LibreOffice/25.2.7.2$Windows_X86_64 LibreOffice_project/5cbfd1ab6520636bb5f7b99185aa69bd7456825d</meta:generator>
    <meta:document-statistic meta:table-count="0" meta:image-count="0" meta:object-count="0" meta:page-count="6" meta:paragraph-count="36" meta:word-count="448" meta:character-count="5333" meta:non-whitespace-character-count="4419"/>
  </office:meta>
</office:document-meta>
</file>